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11.742cm" svg:x2="0.026cm" svg:y2="7.056cm">
          <text:p/>
        </draw:line>
        <draw:path draw:style-name="gr1" draw:layer="layout" svg:width="4.687cm" svg:height="9.373cm" svg:x="9.399cm" svg:y="2.369cm" svg:viewBox="0 0 4688 9374" svg:d="M0 9374l4688-4687M4688 4687v-4687">
          <text:p/>
        </draw:path>
        <draw:line draw:style-name="gr1" draw:layer="layout" svg:x1="0.026cm" svg:y1="11.742cm" svg:x2="9.399cm" svg:y2="11.742cm">
          <text:p/>
        </draw:line>
        <draw:line draw:style-name="gr1" draw:layer="layout" svg:x1="0.026cm" svg:y1="7.056cm" svg:x2="9.399cm" svg:y2="7.056cm">
          <text:p/>
        </draw:line>
        <draw:line draw:style-name="gr1" draw:layer="layout" svg:x1="9.399cm" svg:y1="11.742cm" svg:x2="9.399cm" svg:y2="7.056cm">
          <text:p/>
        </draw:line>
        <draw:line draw:style-name="gr1" draw:layer="layout" svg:x1="0.026cm" svg:y1="7.056cm" svg:x2="4.714cm" svg:y2="2.369cm">
          <text:p/>
        </draw:line>
        <draw:line draw:style-name="gr1" draw:layer="layout" svg:x1="9.399cm" svg:y1="7.056cm" svg:x2="14.087cm" svg:y2="2.369cm">
          <text:p/>
        </draw:line>
        <draw:line draw:style-name="gr1" draw:layer="layout" svg:x1="4.712cm" svg:y1="2.369cm" svg:x2="14.085cm" svg:y2="2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"/>
    <meta:generator>LibreOffice/4.3.3.2$Linux_x86 LibreOffice_project/430m0$Build-2</meta:generator>
  </office:meta>
</office:document-meta>
</file>